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ff0000" draw:marker-start-width="0.252cm" draw:marker-end-width="0.252cm" draw:fill-color="#ffd7d7" draw:textarea-horizontal-align="justify" draw:textarea-vertical-align="middle" draw:auto-grow-height="false" fo:min-height="0.418cm" fo:min-width="2.448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ff0000" draw:marker-start-width="0.252cm" draw:marker-end-width="0.252cm" draw:fill-color="#ffd7d7" draw:textarea-horizontal-align="justify" draw:textarea-vertical-align="middle" draw:auto-grow-height="false" fo:min-height="0.422cm" fo:min-width="2.448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ff0000" draw:marker-start-width="0.252cm" draw:marker-end-width="0.252cm" draw:fill-color="#ffd7d7" draw:textarea-horizontal-align="justify" draw:textarea-vertical-align="middle" draw:auto-grow-height="false" fo:min-height="0.421cm" fo:min-width="2.448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solid" svg:stroke-width="0.035cm" svg:stroke-color="#3faf46" draw:marker-start-width="0.252cm" draw:marker-end-width="0.152cm" draw:fill-color="#afd095" draw:textarea-horizontal-align="justify" draw:textarea-vertical-align="middle" draw:auto-grow-height="false" fo:min-height="0.418cm" fo:min-width="2.448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3faf46" draw:marker-start-width="0.252cm" draw:marker-end-width="0.152cm" draw:fill-color="#afd095" draw:textarea-horizontal-align="justify" draw:textarea-vertical-align="middle" draw:auto-grow-height="false" fo:min-height="0.422cm" fo:min-width="2.448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3faf46" draw:marker-start-width="0.252cm" draw:marker-end-width="0.252cm" draw:fill-color="#afd095" draw:textarea-horizontal-align="justify" draw:textarea-vertical-align="middle" draw:auto-grow-height="false" fo:min-height="0.421cm" fo:min-width="2.448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3faf46" draw:marker-start-width="0.252cm" draw:marker-end-width="0.252cm" draw:fill-color="#afd095" draw:textarea-horizontal-align="justify" draw:textarea-vertical-align="middle" draw:auto-grow-height="false" fo:min-height="0.422cm" fo:min-width="2.448cm" fo:padding-top="0.142cm" fo:padding-bottom="0.142cm" fo:padding-left="0.267cm" fo:padding-right="0.267cm"/>
      <style:paragraph-properties style:writing-mode="lr-tb"/>
    </style:style>
    <style:style style:name="gr8" style:family="graphic" style:parent-style-name="objectwithoutfill">
      <style:graphic-properties draw:marker-end="Arrow" draw:marker-end-width="0.152cm" draw:fill="solid" draw:textarea-vertical-align="middle"/>
    </style:style>
    <style:style style:name="gr9" style:family="graphic" style:parent-style-name="standard">
      <style:graphic-properties svg:stroke-width="0.035cm" svg:stroke-color="#ff0000" draw:marker-start-width="0.252cm" draw:marker-end-width="0.152cm" draw:fill-color="#ffd7d7" draw:textarea-horizontal-align="justify" draw:textarea-vertical-align="middle" draw:auto-grow-height="false" fo:min-height="0.419cm" fo:min-width="2.448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svg:stroke-width="0.035cm" svg:stroke-color="#ff0000" draw:marker-start-width="0.252cm" draw:marker-end-width="0.152cm" draw:fill-color="#ffd7d7" draw:textarea-horizontal-align="justify" draw:textarea-vertical-align="middle" draw:auto-grow-height="false" fo:min-height="0.42cm" fo:min-width="2.448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draw:stroke="solid" svg:stroke-width="0.035cm" svg:stroke-color="#ff0000" draw:marker-start-width="0.252cm" draw:marker-end-width="0.152cm" draw:fill-color="#ffd7d7" draw:textarea-horizontal-align="justify" draw:textarea-vertical-align="middle" draw:auto-grow-height="false" fo:min-height="0.418cm" fo:min-width="2.448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width="0.035cm" svg:stroke-color="#ff0000" draw:marker-start-width="0.252cm" draw:marker-end-width="0.152cm" draw:fill-color="#ffd7d7" draw:textarea-horizontal-align="justify" draw:textarea-vertical-align="middle" draw:auto-grow-height="false" fo:min-height="0.422cm" fo:min-width="2.448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draw:stroke="solid" svg:stroke-width="0.035cm" svg:stroke-color="#3465a4" draw:marker-start-width="0.252cm" draw:marker-end-width="0.152cm" draw:fill-color="#dee6ef" draw:textarea-horizontal-align="justify" draw:textarea-vertical-align="middle" draw:auto-grow-height="false" fo:min-height="0.418cm" fo:min-width="2.448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svg:stroke-width="0.035cm" svg:stroke-color="#3465a4" draw:marker-start-width="0.252cm" draw:marker-end-width="0.152cm" draw:fill-color="#dee6ef" draw:textarea-horizontal-align="justify" draw:textarea-vertical-align="middle" draw:auto-grow-height="false" fo:min-height="0.422cm" fo:min-width="2.448cm" fo:padding-top="0.142cm" fo:padding-bottom="0.142cm" fo:padding-left="0.267cm" fo:padding-right="0.267cm"/>
      <style:paragraph-properties style:writing-mode="lr-tb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iberation Sans1" fo:font-size="12pt" style:font-size-asian="16pt" style:font-size-complex="16pt"/>
    </style:style>
    <style:style style:name="P2" style:family="paragraph">
      <loext:graphic-properties draw:fill-color="#ffd7d7"/>
      <style:paragraph-properties fo:text-align="center" style:writing-mode="lr-tb"/>
      <style:text-properties style:font-name="Liberation Sans1" fo:font-size="12pt" style:font-size-asian="16pt" style:font-size-complex="16pt"/>
    </style:style>
    <style:style style:name="P3" style:family="paragraph">
      <loext:graphic-properties draw:fill-color="#afd095"/>
      <style:paragraph-properties fo:text-align="center" style:writing-mode="lr-tb"/>
      <style:text-properties style:font-name="Liberation Sans1" fo:font-size="12pt" style:font-size-asian="16pt" style:font-size-complex="16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 style:writing-mode="lr-tb"/>
      <style:text-properties style:font-name="Liberation Sans1" fo:font-size="12pt" style:font-size-asian="14pt" style:font-size-complex="14pt"/>
    </style:style>
    <style:style style:name="P6" style:family="paragraph">
      <loext:graphic-properties draw:fill-color="#ffd7d7"/>
      <style:paragraph-properties fo:text-align="center" style:writing-mode="lr-tb"/>
      <style:text-properties style:font-name="Liberation Sans1" fo:font-size="12pt" style:font-size-asian="14pt" style:font-size-complex="14pt"/>
    </style:style>
    <style:style style:name="P7" style:family="paragraph">
      <style:paragraph-properties fo:text-align="center" style:writing-mode="lr-tb"/>
      <style:text-properties style:text-position="-33% 58%" style:font-name="Liberation Sans1" fo:font-size="12pt" style:font-size-asian="13pt" style:font-size-complex="13pt"/>
    </style:style>
    <style:style style:name="P8" style:family="paragraph">
      <loext:graphic-properties draw:fill-color="#ffd7d7"/>
      <style:paragraph-properties fo:text-align="center" style:writing-mode="lr-tb"/>
      <style:text-properties style:text-position="-33% 58%" style:font-name="Liberation Sans1" fo:font-size="12pt" style:font-size-asian="13pt" style:font-size-complex="13pt"/>
    </style:style>
    <style:style style:name="P9" style:family="paragraph">
      <loext:graphic-properties draw:fill-color="#dee6ef"/>
      <style:paragraph-properties fo:text-align="center" style:writing-mode="lr-tb"/>
      <style:text-properties style:font-name="Liberation Sans1" fo:font-size="12pt" style:font-size-asian="16pt" style:font-size-complex="16pt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style:font-name="Liberation Sans1" fo:font-size="10pt" style:font-size-asian="13pt" style:font-size-complex="13pt"/>
    </style:style>
    <style:style style:name="T2" style:family="text">
      <style:text-properties style:text-position="-33% 58%" style:font-name="Liberation Sans1" fo:font-size="10pt" style:font-size-asian="13pt" style:font-size-complex="13pt"/>
    </style:style>
    <style:style style:name="T3" style:family="text">
      <style:text-properties style:font-name="Liberation Sans1" fo:font-size="6pt" style:font-size-asian="10pt" style:font-size-complex="10pt"/>
    </style:style>
    <style:style style:name="T4" style:family="text">
      <style:text-properties style:text-position="-33% 58%" style:font-name="Liberation Sans1" fo:font-size="6pt" style:font-size-asian="10pt" style:font-size-complex="10pt"/>
    </style:style>
    <style:style style:name="T5" style:family="text">
      <style:text-properties style:font-name="Liberation Sans1" fo:font-size="12pt" style:font-size-asian="16pt" style:font-size-complex="16pt"/>
    </style:style>
    <style:style style:name="T6" style:family="text">
      <style:text-properties style:font-name="Liberation Sans1" fo:font-size="7pt" style:font-size-asian="10.5pt" style:font-size-complex="10.5pt"/>
    </style:style>
    <style:style style:name="T7" style:family="text">
      <style:text-properties style:font-name="Liberation Sans1" fo:font-size="10.5pt" style:font-size-asian="14pt" style:font-size-complex="14pt"/>
    </style:style>
    <style:style style:name="T8" style:family="text">
      <style:text-properties style:text-position="0% 100%" style:font-name="Liberation Sans1" fo:font-size="10pt" style:font-size-asian="11pt" style:font-size-complex="11pt"/>
    </style:style>
    <style:style style:name="T9" style:family="text">
      <style:text-properties style:text-position="-33% 58%" style:font-name="Liberation Sans1" fo:font-size="10pt" style:font-size-asian="11pt" style:font-size-complex="11pt"/>
    </style:style>
    <style:style style:name="T10" style:family="text">
      <style:text-properties style:text-position="0% 100%" style:font-name="Liberation Sans1" fo:font-size="10pt" style:font-size-asian="10.5pt" style:font-size-complex="10.5pt"/>
    </style:style>
    <style:style style:name="T11" style:family="text">
      <style:text-properties style:text-position="-33% 58%" style:font-name="Liberation Sans1" fo:font-size="10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2.982cm" svg:height="0.702cm" svg:x="3.186cm" svg:y="2.895cm">
          <text:p text:style-name="P1"><text:span text:style-name="T1">HASH_LEFT</text:span><text:span text:style-name="T2">012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2.982cm" svg:height="0.706cm" svg:x="3.186cm" svg:y="4.062cm">
          <text:p text:style-name="P1"><text:span text:style-name="T1">HASH_RIGHT</text:span><text:span text:style-name="T2">01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2.982cm" svg:height="0.705cm" svg:x="3.186cm" svg:y="9.195cm">
          <text:p text:style-name="P1"><text:span text:style-name="T1">RKEY</text:span><text:span text:style-name="T2">012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2.982cm" svg:height="0.706cm" svg:x="3.186cm" svg:y="10.425cm">
          <text:p text:style-name="P1"><text:span text:style-name="T1">SIBLING_RKEY</text:span><text:span text:style-name="T2">01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2.982cm" svg:height="0.705cm" svg:x="3.186cm" svg:y="11.507cm">
          <text:p text:style-name="P1"><text:span text:style-name="T3">RKEY_BIT</text:span><text:span text:style-name="T4">012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2.982cm" svg:height="0.706cm" svg:x="3.186cm" svg:y="12.751cm">
          <text:p text:style-name="P1"><text:span text:style-name="T1">LEVEL</text:span><text:span text:style-name="T2">012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2.982cm" svg:height="0.702cm" svg:x="12.985cm" svg:y="2.895cm">
          <text:p text:style-name="P1"><text:span text:style-name="T5">HAS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4" draw:id="id4" draw:layer="layout" svg:width="2.982cm" svg:height="0.706cm" svg:x="12.985cm" svg:y="4.062cm">
          <text:p text:style-name="P1"><text:span text:style-name="T5">HAS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6" draw:id="id6" draw:layer="layout" svg:width="2.982cm" svg:height="0.705cm" svg:x="12.985cm" svg:y="9.195cm">
          <text:p text:style-name="P1"><text:span text:style-name="T5">CLIMB_RKEY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8" draw:id="id8" draw:layer="layout" svg:width="2.982cm" svg:height="0.705cm" svg:x="12.985cm" svg:y="10.407cm">
          <text:p text:style-name="P1"><text:span text:style-name="T6">CLIMB_SIBLING_RKEY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0" draw:id="id10" draw:layer="layout" svg:width="2.982cm" svg:height="0.706cm" svg:x="12.985cm" svg:y="12.751cm">
          <text:p text:style-name="P1"><text:span text:style-name="T7">ROTATE_LEVEL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6.168cm" svg:y1="3.246cm" svg:x2="12.985cm" svg:y2="3.246cm" draw:start-shape="id1" draw:start-glue-point="1" draw:end-shape="id2" draw:end-glue-point="3" svg:d="M6168 3246h6817" svg:viewBox="0 0 6818 1">
          <text:p/>
        </draw:connector>
        <draw:connector draw:style-name="gr8" draw:text-style-name="P4" draw:layer="layout" draw:type="line" svg:x1="6.168cm" svg:y1="4.415cm" svg:x2="12.985cm" svg:y2="4.415cm" draw:start-shape="id3" draw:start-glue-point="1" draw:end-shape="id4" draw:end-glue-point="3" svg:d="M6168 4415h6817" svg:viewBox="0 0 6818 1">
          <text:p/>
        </draw:connector>
        <draw:connector draw:style-name="gr8" draw:text-style-name="P4" draw:layer="layout" draw:type="line" svg:x1="6.168cm" svg:y1="9.547cm" svg:x2="12.985cm" svg:y2="9.547cm" draw:start-shape="id5" draw:start-glue-point="1" draw:end-shape="id6" draw:end-glue-point="3" svg:d="M6168 9547h6817" svg:viewBox="0 0 6818 1">
          <text:p/>
        </draw:connector>
        <draw:connector draw:style-name="gr8" draw:text-style-name="P4" draw:layer="layout" draw:type="line" svg:x1="6.168cm" svg:y1="11.859cm" svg:x2="12.985cm" svg:y2="10.759cm" draw:start-shape="id7" draw:start-glue-point="1" draw:end-shape="id8" svg:d="M6168 11859l6817-1100" svg:viewBox="0 0 6818 1101">
          <text:p/>
        </draw:connector>
        <draw:connector draw:style-name="gr8" draw:text-style-name="P4" draw:layer="layout" draw:type="line" svg:x1="6.168cm" svg:y1="13.104cm" svg:x2="12.985cm" svg:y2="13.104cm" draw:start-shape="id9" draw:start-glue-point="1" draw:end-shape="id10" draw:end-glue-point="3" svg:d="M6168 13104h6817" svg:viewBox="0 0 6818 1">
          <text:p/>
        </draw:connector>
        <draw:custom-shape draw:style-name="gr9" draw:text-style-name="P6" xml:id="id15" draw:id="id15" draw:layer="layout" svg:width="2.982cm" svg:height="0.703cm" svg:x="21.987cm" svg:y="1.676cm">
          <text:p text:style-name="P5"><text:span text:style-name="T8">HASH_LEFT</text:span><text:span text:style-name="T9">01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16" draw:id="id16" draw:layer="layout" svg:width="2.982cm" svg:height="0.704cm" svg:x="21.987cm" svg:y="2.863cm">
          <text:p text:style-name="P7"><text:span text:style-name="T10">HASH_RIGHT</text:span><text:span text:style-name="T11">01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17" draw:id="id17" draw:layer="layout" svg:width="2.982cm" svg:height="0.702cm" svg:x="21.987cm" svg:y="4.039cm">
          <text:p text:style-name="P1"><text:span text:style-name="T1">OLD_ROOT</text:span><text:span text:style-name="T2">01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18" draw:id="id18" draw:layer="layout" svg:width="2.982cm" svg:height="0.706cm" svg:x="21.987cm" svg:y="5.206cm">
          <text:p text:style-name="P1"><text:span text:style-name="T1">NEW_ROOT</text:span><text:span text:style-name="T2">01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9" draw:id="id19" draw:layer="layout" svg:width="2.982cm" svg:height="0.705cm" svg:x="21.967cm" svg:y="9.195cm">
          <text:p text:style-name="P1"><text:span text:style-name="T1">RKEY</text:span><text:span text:style-name="T2">01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1" draw:id="id21" draw:layer="layout" svg:width="2.982cm" svg:height="0.705cm" svg:x="21.967cm" svg:y="11.007cm">
          <text:p text:style-name="P1"><text:span text:style-name="T1">SIBLING_RKEY</text:span><text:span text:style-name="T2">012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2.982cm" svg:height="0.706cm" svg:x="21.967cm" svg:y="12.751cm">
          <text:p text:style-name="P1"><text:span text:style-name="T1">LEVEL</text:span><text:span text:style-name="T2">0123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6.168cm" svg:y1="3.246cm" svg:x2="12.985cm" svg:y2="4.415cm" draw:start-shape="id1" draw:start-glue-point="1" draw:end-shape="id4" draw:end-glue-point="3" svg:d="M6168 3246l6817 1169" svg:viewBox="0 0 6818 1170">
          <text:p/>
        </draw:connector>
        <draw:connector draw:style-name="gr8" draw:text-style-name="P4" draw:layer="layout" draw:type="line" svg:x1="6.168cm" svg:y1="4.415cm" svg:x2="12.985cm" svg:y2="3.246cm" draw:start-shape="id3" draw:end-shape="id2" draw:end-glue-point="3" svg:d="M6168 4415l6817-1169" svg:viewBox="0 0 6818 1170">
          <text:p/>
        </draw:connector>
        <draw:custom-shape draw:style-name="gr13" draw:text-style-name="P9" xml:id="id13" draw:id="id13" draw:layer="layout" svg:width="2.982cm" svg:height="0.702cm" svg:x="17.577cm" svg:y="4.04cm">
          <text:p text:style-name="P1"><text:span text:style-name="T5">setOld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xml:id="id14" draw:id="id14" draw:layer="layout" svg:width="2.982cm" svg:height="0.706cm" svg:x="17.577cm" svg:y="5.207cm">
          <text:p text:style-name="P1"><text:span text:style-name="T5">setNew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xml:id="id12" draw:id="id12" draw:layer="layout" svg:width="2.982cm" svg:height="0.702cm" svg:x="17.577cm" svg:y="2.865cm">
          <text:p text:style-name="P1"><text:span text:style-name="T5">setHashR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xml:id="id11" draw:id="id11" draw:layer="layout" svg:width="2.982cm" svg:height="0.702cm" svg:x="17.577cm" svg:y="1.676cm">
          <text:p text:style-name="P1"><text:span text:style-name="T5">setHashLe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4" draw:layer="layout" draw:type="line" svg:x1="15.967cm" svg:y1="3.246cm" svg:x2="17.577cm" svg:y2="2.027cm" draw:start-shape="id2" draw:start-glue-point="1" draw:end-shape="id11" draw:end-glue-point="3" svg:d="M15967 3246l1610-1219" svg:viewBox="0 0 1611 1220">
          <text:p/>
        </draw:connector>
        <draw:connector draw:style-name="gr8" draw:text-style-name="P4" draw:layer="layout" draw:type="line" svg:x1="15.967cm" svg:y1="3.246cm" svg:x2="17.577cm" svg:y2="3.216cm" draw:start-shape="id2" draw:start-glue-point="1" draw:end-shape="id12" draw:end-glue-point="3" svg:d="M15967 3246l1610-30" svg:viewBox="0 0 1611 31">
          <text:p/>
        </draw:connector>
        <draw:connector draw:style-name="gr8" draw:text-style-name="P4" draw:layer="layout" draw:type="line" svg:x1="15.967cm" svg:y1="3.246cm" svg:x2="17.577cm" svg:y2="4.391cm" draw:start-shape="id2" draw:start-glue-point="1" draw:end-shape="id13" draw:end-glue-point="3" svg:d="M15967 3246l1610 1145" svg:viewBox="0 0 1611 1146">
          <text:p/>
        </draw:connector>
        <draw:connector draw:style-name="gr8" draw:text-style-name="P4" draw:layer="layout" draw:type="line" svg:x1="15.967cm" svg:y1="3.246cm" svg:x2="17.577cm" svg:y2="5.56cm" draw:start-shape="id2" draw:start-glue-point="1" draw:end-shape="id14" svg:d="M15967 3246l1610 2314" svg:viewBox="0 0 1611 2315">
          <text:p/>
        </draw:connector>
        <draw:connector draw:style-name="gr8" draw:text-style-name="P4" draw:layer="layout" draw:type="line" svg:x1="15.967cm" svg:y1="4.415cm" svg:x2="17.577cm" svg:y2="2.027cm" draw:start-shape="id4" draw:start-glue-point="1" draw:end-shape="id11" draw:end-glue-point="3" svg:d="M15967 4415l1610-2388" svg:viewBox="0 0 1611 2389">
          <text:p/>
        </draw:connector>
        <draw:connector draw:style-name="gr8" draw:text-style-name="P4" draw:layer="layout" draw:type="line" svg:x1="15.967cm" svg:y1="4.415cm" svg:x2="17.577cm" svg:y2="3.216cm" draw:start-shape="id4" draw:start-glue-point="1" draw:end-shape="id12" draw:end-glue-point="3" svg:d="M15967 4415l1610-1199" svg:viewBox="0 0 1611 1200">
          <text:p/>
        </draw:connector>
        <draw:connector draw:style-name="gr8" draw:text-style-name="P4" draw:layer="layout" draw:type="line" svg:x1="15.967cm" svg:y1="4.415cm" svg:x2="17.577cm" svg:y2="4.391cm" draw:start-shape="id4" draw:start-glue-point="1" draw:end-shape="id13" svg:d="M15967 4415l1610-24" svg:viewBox="0 0 1611 25">
          <text:p/>
        </draw:connector>
        <draw:connector draw:style-name="gr8" draw:text-style-name="P4" draw:layer="layout" draw:type="line" svg:x1="15.967cm" svg:y1="4.415cm" svg:x2="17.577cm" svg:y2="5.56cm" draw:start-shape="id4" draw:start-glue-point="1" draw:end-shape="id14" draw:end-glue-point="3" svg:d="M15967 4415l1610 1145" svg:viewBox="0 0 1611 1146">
          <text:p/>
        </draw:connector>
        <draw:connector draw:style-name="gr8" draw:text-style-name="P4" draw:layer="layout" draw:type="line" svg:x1="20.559cm" svg:y1="2.027cm" svg:x2="21.987cm" svg:y2="2.027cm" draw:start-shape="id11" draw:end-shape="id15" draw:end-glue-point="3" svg:d="M20559 2027h1428" svg:viewBox="0 0 1429 1">
          <text:p/>
        </draw:connector>
        <draw:connector draw:style-name="gr8" draw:text-style-name="P4" draw:layer="layout" draw:type="line" svg:x1="20.559cm" svg:y1="3.216cm" svg:x2="21.987cm" svg:y2="3.215cm" draw:start-shape="id12" draw:start-glue-point="1" draw:end-shape="id16" draw:end-glue-point="3" svg:d="M20559 3216l1428-1" svg:viewBox="0 0 1429 2">
          <text:p/>
        </draw:connector>
        <draw:connector draw:style-name="gr8" draw:text-style-name="P4" draw:layer="layout" draw:type="line" svg:x1="20.559cm" svg:y1="4.391cm" svg:x2="21.987cm" svg:y2="4.39cm" draw:start-shape="id13" draw:start-glue-point="1" draw:end-shape="id17" draw:end-glue-point="3" svg:d="M20559 4391l1428-1" svg:viewBox="0 0 1429 2">
          <text:p/>
        </draw:connector>
        <draw:connector draw:style-name="gr8" draw:text-style-name="P4" draw:layer="layout" draw:type="line" svg:x1="20.559cm" svg:y1="5.56cm" svg:x2="21.987cm" svg:y2="5.559cm" draw:start-shape="id14" draw:start-glue-point="1" draw:end-shape="id18" draw:end-glue-point="3" svg:d="M20559 5560l1428-1" svg:viewBox="0 0 1429 2">
          <text:p/>
        </draw:connector>
        <draw:connector draw:style-name="gr8" draw:text-style-name="P4" draw:layer="layout" draw:type="line" svg:x1="15.967cm" svg:y1="9.547cm" svg:x2="21.967cm" svg:y2="9.547cm" draw:start-shape="id6" draw:start-glue-point="1" draw:end-shape="id19" draw:end-glue-point="3" svg:d="M15967 9547h6000" svg:viewBox="0 0 6001 1">
          <text:p/>
        </draw:connector>
        <draw:connector draw:style-name="gr8" draw:text-style-name="P4" draw:layer="layout" draw:type="line" svg:x1="15.967cm" svg:y1="13.104cm" svg:x2="21.967cm" svg:y2="13.104cm" draw:start-shape="id10" draw:start-glue-point="1" draw:end-shape="id20" draw:end-glue-point="3" svg:d="M15967 13104h6000" svg:viewBox="0 0 6001 1">
          <text:p/>
        </draw:connector>
        <draw:connector draw:style-name="gr8" draw:text-style-name="P4" draw:layer="layout" draw:type="line" svg:x1="15.967cm" svg:y1="10.759cm" svg:x2="21.967cm" svg:y2="11.359cm" draw:start-shape="id8" draw:start-glue-point="1" draw:end-shape="id21" draw:end-glue-point="3" svg:d="M15967 10759l6000 600" svg:viewBox="0 0 6001 601">
          <text:p/>
        </draw:connector>
        <draw:connector draw:style-name="gr8" draw:text-style-name="P4" draw:layer="layout" draw:type="line" svg:x1="6.168cm" svg:y1="10.778cm" svg:x2="12.985cm" svg:y2="10.759cm" draw:start-shape="id22" draw:start-glue-point="1" draw:end-shape="id8" draw:end-glue-point="3" svg:d="M6168 10778l6817-19" svg:viewBox="0 0 6818 20">
          <text:p/>
        </draw:connector>
        <draw:connector draw:style-name="gr8" draw:text-style-name="P4" draw:layer="layout" draw:type="line" svg:x1="6.168cm" svg:y1="11.859cm" svg:x2="12.985cm" svg:y2="9.547cm" draw:start-shape="id7" draw:start-glue-point="1" draw:end-shape="id6" draw:end-glue-point="3" svg:d="M6168 11859l6817-2312" svg:viewBox="0 0 6818 2313">
          <text:p/>
        </draw:connector>
        <draw:connector draw:style-name="gr8" draw:text-style-name="P4" draw:layer="layout" draw:type="line" svg:x1="6.168cm" svg:y1="13.104cm" svg:x2="12.985cm" svg:y2="9.547cm" draw:start-shape="id9" draw:start-glue-point="1" draw:end-shape="id6" draw:end-glue-point="3" svg:d="M6168 13104l6817-3557" svg:viewBox="0 0 6818 3558">
          <text:p/>
        </draw:connector>
        <draw:connector draw:style-name="gr8" draw:text-style-name="P4" draw:layer="layout" draw:type="line" svg:x1="6.168cm" svg:y1="13.104cm" svg:x2="12.985cm" svg:y2="10.759cm" draw:start-shape="id9" draw:end-shape="id8" draw:end-glue-point="3" svg:d="M6168 13104l6817-2345" svg:viewBox="0 0 6818 2346">
          <text:p/>
        </draw:connector>
        <draw:custom-shape draw:style-name="gr6" draw:text-style-name="P3" xml:id="id23" draw:id="id23" draw:layer="layout" svg:width="2.982cm" svg:height="0.705cm" svg:x="12.985cm" svg:y="11.507cm">
          <text:p text:style-name="P1"><text:span text:style-name="T6">CLIMB_SIBLING_RKEY_N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6.168cm" svg:y1="10.77cm" svg:x2="12.985cm" svg:y2="11.859cm" draw:end-shape="id23" draw:end-glue-point="3" svg:d="M6168 10770l6817 1089" svg:viewBox="0 0 6818 1090">
          <text:p/>
        </draw:connector>
        <draw:connector draw:style-name="gr8" draw:text-style-name="P4" draw:layer="layout" draw:type="line" svg:x1="6.168cm" svg:y1="11.84cm" svg:x2="12.985cm" svg:y2="11.859cm" draw:end-shape="id23" draw:end-glue-point="3" svg:d="M6168 11840l6817 19" svg:viewBox="0 0 6818 20">
          <text:p/>
        </draw:connector>
        <draw:connector draw:style-name="gr8" draw:text-style-name="P4" draw:layer="layout" draw:type="line" svg:x1="6.168cm" svg:y1="13.105cm" svg:x2="12.985cm" svg:y2="11.859cm" draw:end-shape="id23" draw:end-glue-point="3" svg:d="M6168 13105l6817-1246" svg:viewBox="0 0 6818 1247">
          <text:p/>
        </draw:connector>
        <draw:connector draw:style-name="gr8" draw:text-style-name="P4" draw:layer="layout" draw:type="line" svg:x1="15.967cm" svg:y1="11.859cm" svg:x2="21.967cm" svg:y2="11.385cm" draw:start-shape="id23" draw:start-glue-point="1" svg:d="M15967 11859l6000-474" svg:viewBox="0 0 6001 475">
          <text:p/>
        </draw:connector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3T15:53:26.737210477</meta:creation-date>
    <dc:date>2022-05-26T16:21:52.188888388</dc:date>
    <meta:editing-duration>PT8M1S</meta:editing-duration>
    <meta:editing-cycles>4</meta:editing-cycles>
    <meta:generator>LibreOffice/6.4.7.2$Linux_X86_64 LibreOffice_project/40$Build-2</meta:generator>
    <meta:document-statistic meta:object-count="76"/>
  </office:meta>
</office:document-meta>
</file>